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Open Sans" fo:font-size="10.5pt" fo:letter-spacing="normal" fo:font-style="normal" fo:font-weight="normal"/>
    </style:style>
    <style:style style:name="T1" style:family="text">
      <style:text-properties fo:font-style="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time? The answer varies from society to society</text:p>
      <text:p text:style-name="P2"><text:bookmark text:name="yui_3_17_2_1_1637758773892_71"/>A If you show up a little late for a meeting in Brazil, no one will be too worried. But if you keep someone in New York City waiting for ten or fifteen minutes, you may have some explaining to do. Time is seen as relatively flexible in some cultures but is viewed more rigidly in others. Indeed, the way members of a culture perceive and use time tells us about their society priorities, and even their own personal view of the world. <text:span text:style-name="T4">(</text:span><text:span text:style-name="T3">то, как представители той или иной культуры...)</text:span></text:p>
      <text:p text:style-name="P2"><text:bookmark text:name="yui_3_17_2_1_1637758773892_66"/>B Back in the 1950s, anthropologist Edward T Hall described how the social rules of time are like a ‘silent language’ for a given culture. <text:span text:style-name="T3">(как похожи...) </text:span>These rules might not always be made explicit <text:span text:style-name="T3">(четко сформулированы)</text:span>, he stated, but ‘they exist in the air.’ He described how variations in the perception of time can lead to misunderstandings between people from separate cultures. ‘An ambassador <text:span text:style-name="T3">(посол)</text:span> who has been kept waiting by a foreign visitor needs to understand that if his visitor “just mutters<text:span text:style-name="T3">(пробормотал)</text:span> an apology”, this is not necessarily an <text:span text:style-name="T2">insult</text:span><text:span text:style-name="T3">(оскорбление)</text:span><text:span text:style-name="T2">,’</text:span> Hall wrote. ‘You must know the social rules of the country to know at what point apologies are really due. <text:span text:style-name="T3">(в какой момент действительно следует извиниться)</text:span>’</text:p>
      <text:p text:style-name="P2"><text:bookmark text:name="yui_3_17_2_1_1637758773892_76"/>C Social psychologist Robert V Levine says ‘One of the beauties studying time is that it’s a wonderful window on culture. You get answers on what cultures value <text:span text:style-name="T3">(ценят)</text:span> and believe in.’ Levine and his colleagues have conducted so-called pace-of-life studies <text:span text:style-name="T3">(провели так называемое исследование темпа жизни)</text:span> in 31 countries. In <text:span text:style-name="T1">A Geography of Time</text:span>, published in 1997, Levine describes how he ranked <text:span text:style-name="T3">(ранжировал)</text:span> the countries by measuring three things: walking speed on urban sidewalks, how quickly postal clerks <text:span text:style-name="T2">(</text:span><text:span text:style-name="T3">почтовые служащие)</text:span><text:span text:style-name="T4"> </text:span>could fulfill a request for a common stamp <text:span text:style-name="T3">(могли выполнить запрос на обычную марку)</text:span>, and the accuracy of public clocks. From the data he collected, he concluded that the five fastest-paced <text:span text:style-name="T3">(быстроразвивающихся)</text:span> countries are Switzerland, Ireland, Germany, Japan and Italy; the five slowest are Syria, El Salvador, Brazil, Indonesia and Mexico.</text:p>
      <text:p text:style-name="P2"><text:bookmark text:name="yui_3_17_2_1_1637758773892_74"/>D Kevin Birth, an anthropologist, has examined time perceptions <text:span text:style-name="T3">(изучил восприятие времени)</text:span> in Trinidad. In that country, Birth observes <text:span text:style-name="T3">(отмечает)</text:span>, ‘if you are meeting friends at 6.00 at night, people show up at 6.45 or 7.00 and say, ‘any time is Trinidad time’.’ When it comes to business, however, that loose approach <text:span text:style-name="T3">(свободный подход)</text:span> works only for the people with power. A boss can show up late and just say ‘any time is Trinidad time’, but those under him are expected to be on time. Birth adds that the connection between power and waiting time is true for many other cultures as well.</text:p>
      <text:p text:style-name="P2"><text:bookmark text:name="yui_3_17_2_1_1637758773892_75"/>E The complex nature of time makes it hard for anthropologists and social psychologists to investigate. ‘You can’t simply go into a society, walk up to someone and say, ‘Tell me about your concept of time’, Birth says. ‘People don’t really have an answer to that. You have to come up with other ways to find out.’</text:p>
      <text:p text:style-name="P2">F Birth attempted to get at how Trinidadians regard time <text:span text:style-name="T3">(относятся ко времени)</text:span> by exploring hoe closely their society links time and money. <text:span text:style-name="T3">(насколько тесно их</text:span><text:span text:style-name="T4"> </text:span><text:span text:style-name="T3">общество связывает время и деньги)</text:span><text:span text:style-name="T2"> </text:span>He surveyed rural <text:span text:style-name="T3">(сельских)</text:span> residents and found that farmers – whose days are dictated by natural events, such as sunrise – did not recognize the phrases <text:span text:style-name="T1">time is money</text:span>, <text:span text:style-name="T1">budget your time</text:span> or <text:span text:style-name="T1">time management</text:span> even though they had satellite TV and were familiar with Western popular culture. But tailors in the same areas were aware of such notions. <text:span text:style-name="T3">(были знакомы с такими понятиями)</text:span> Birth concluded that wage work altered the tailors’ views of time. <text:span text:style-name="T3">(наемный труд изменил представления портных о времени)</text:span> ‘The ideas of associating time with money are not found globally,’ he says,’ but are attached to your job and the people you work with.’</text:p>
      <text:p text:style-name="P2">G In addition to cultural variations in how people deal with time at a particular level, there may be differences in how they visualize it from a more theoretical perspective. The Western idea of time has been compared to that of an arrow in flight towards the future; a one-way view of the future which often includes the expectation that life should get better as time passes. Some cultures see time as closely connected with space <text:span text:style-name="T3">(пространством)</text:span>: the Australian Aborigines’ concept of the ‘Dreamtime’ combines a myth of how the world began with stories of sacred sites <text:span text:style-name="T3">(священные места)</text:span> and orientation points that enable <text:span text:style-name="T3">(позволяют)</text:span> the nomadic Aborigines <text:span text:style-name="T3">(кочевникам)</text:span> to find their way across the huge Australian landscape. For other cultures, time may be seen as a pattern incorporating the past, present and future revolve endlessly. <text:span text:style-name="T3">(может рассматриваться как схема, в которой бесконечно вращаются прошлое, настоящее и будущее)</text:span> But theory and practice do not necessarily go together. <text:span text:style-name="T3">(идут рука </text:span><text:soft-page-break/><text:span text:style-name="T3">об руку)</text:span><text:span text:style-name="T2"> </text:span>‘There’s often considerable variation between how a culture views the mythology of time and how they think about time in their daily lives,’ Birth say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4T16:33:03.40</meta:creation-date>
    <meta:document-statistic meta:table-count="0" meta:image-count="0" meta:object-count="0" meta:page-count="2" meta:paragraph-count="8" meta:word-count="834" meta:character-count="5065"/>
    <dc:date>2021-11-24T16:48:39.22</dc:date>
    <meta:editing-duration>PT25S</meta:editing-duration>
    <meta:editing-cycles>1</meta:editing-cycles>
    <meta:generator>OpenOffice/4.1.11$Win32 OpenOffice.org_project/4111m1$Build-9808</meta:generator>
  </office:meta>
</office:document-meta>
</file>